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93000000D2A97D656452C7237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4.359cm" svg:x="0.963cm" svg:y="12.658cm">
          <draw:image xlink:href="Pictures/1000000000000393000000D2A97D656452C7237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18:34.520902377</meta:creation-date>
    <dc:date>2018-02-08T11:19:18.362199942</dc:date>
    <meta:editing-duration>PT4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